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fo:language="ru" fo:country="RU" fo:font-style="italic" style:font-size-asian="12pt" style:font-style-asian="italic" style:font-size-complex="12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од состоит из блоков-функций, каждый из которых начинается его длиной, далее идут команды тела функции, потом дано общее число используемых переменных.</text:p>
      <text:p text:style-name="P1">nop (1 байт с кодом 000)</text:p>
      <text:p text:style-name="P1">arr (1 байт с кодом 001) (4 байта смещение множества) (4 байта число элементов) (байт 000 означает строку и следующие 4 байта означают размер и далее строка) (байт 001 означает переменную и следующие 4 байта означают смещение)</text:p>
      <text:p text:style-name="P1"><text:s text:c="2"/>..(add) (1 байт с кодом 002) (4 байта смещение множества) (4 байта число элементов) (байт 000 означает строку и следующие 4 байта означают размер и далее строка) (байт 001 означает переменную и следующие 4 байта означают смещение)</text:p>
      <text:p text:style-name="P1"><text:s text:c="2"/>..(rem) (1 байт с кодом 003) (4 байта смещение множества) (4 байта число элементов) (байт 000 означает строку и следующие 4 байта означают размер и далее строка) (байт 001 означает переменную и следующие 4 байта означают смещение)</text:p>
      <text:p text:style-name="P1">bor (1 байт с кодом 004) (4 байта смещение множества) (4 байта число элементов) (байт 000 означает строку и следующие 4 байта означают размер и далее строка) (байт 001 означает переменную и следующие 4 байта означают смещение)</text:p>
      <text:p text:style-name="P1"><text:s text:c="2"/>..(add) (1 байт с кодом 005) (4 байта смещение бора) (4 байта число элементов) (байт 000 означает строку и следующие 4 байта означают размер и далее строка) (байт 001 означает переменную и следующие 4 байта означают смещение)</text:p>
      <text:p text:style-name="P1"><text:s text:c="2"/>..(rem) (1 байт с кодом 006) (4 байта смещение бора) (4 байта число элементов) (байт 000 означает строку и следующие 4 байта означают размер и далее строка) (байт 001 означает переменную и следующие 4 байта означают смещение)</text:p>
      <text:p text:style-name="P1"><text:s text:c="2"/>..(gts) (1 байт с кодом 007) (4 байта смещение бора) (4 байта смещения для переменной строки) (4 байта смещения для переменной номера)</text:p>
      <text:p text:style-name="P1"><text:s text:c="2"/>..(gtn) (1 байт с кодом 008) (4 байта смещение бора) (4 байта смещения для переменной номера) (4 байта смещения для переменной строки)</text:p>
      <text:p text:style-name="P1">obj (1 байт с кодом 009) (4 байта смещение объекта) (4 байта количество блоков) ((4 байта на количество элементов в блоках) ((4 байта количество повторений) (4 байта смещение переменной)))</text:p>
      <text:p text:style-name="P1">env синтаксическая команда</text:p>
      <text:p text:style-name="P1">run (1 байт с кодом 010) (4 байта полное смещение в исходнике)</text:p>
      <text:p text:style-name="P1">chg (1 байт с кодом 011) (4 байта полное смещение в исходнике)</text:p>
      <text:p text:style-name="P1">met синтаксическая команда</text:p>
      <text:p text:style-name="P1">jmp (1 байт с кодом 012) (4 байта смещения)</text:p>
      <text:p text:style-name="P1">end (1 байт с кодом 013)</text:p>
      <text:p text:style-name="P1">psh (1 байт с кодом 014) (4 байта смещения источника)</text:p>
      <text:p text:style-name="P1">cln (1 байт с кодом 015) (4 байта смещения приёмника) (4 байта смещения источника)</text:p>
      <text:p text:style-name="P1">var (1 байт с кодом 016) (4 байта смещения приёмника) (4 байта смещения источника)</text:p>
      <text:p text:style-name="P1">pop (1 байт с кодом 017) (4 байта смещения источника)</text:p>
      <text:p text:style-name="P1">mth (1 байт с кодом 018) (4 ьайта смещение переменной) <text:s/>(4 байта число команд) ((код 255 загрузка пременной) (4 байта смещение))((код 254 загрузка числа в чистом виде)(4 байта размер)(1 байт на знак)(по 4 байта на инт для 9 цифр))(аски код команды + - * / %)</text:p>
      <text:p text:style-name="P1">set (1 байт с кодом 019) (4 байта номер) (4 байта значение)</text:p>
      <text:p text:style-name="P1">get (1 байт с кодоё1 <text:s/>м 020) (4 байта смещение переменой) (4 байта номер)</text:p>
      <text:p text:style-name="P1">tst синтаксическая конструкция</text:p>
      <text:p text:style-name="P1"><text:s text:c="2"/>..(nil) код 021</text:p>
      <text:p text:style-name="P1"><text:s text:c="2"/>..(lrgoreql) код 022</text:p>
      <text:p text:style-name="P1"><text:s text:c="2"/>..(lrg) код 023</text:p>
      <text:p text:style-name="P1"><text:s text:c="2"/>..(eql) код 024</text:p>
      <text:p text:style-name="P1"><text:s text:c="2"/>..(stk) код 025</text:p>
      <text:p text:style-name="P1"><text:s text:c="2"/>..(isa/iso/isi/isf/iss/isc/isv)</text:p>
      <text:p text:style-name="P1"><text:s text:c="2"/>код от 026 до 032</text:p>
      <text:p text:style-name="P1"><text:s text:c="2"/>..(flg) код 033</text:p>
      <text:p text:style-name="P1"><text:soft-page-break/><text:s text:c="2"/>..(abvoridt) код 034</text:p>
      <text:p text:style-name="P1"><text:s text:c="2"/>..(abv) код 035</text:p>
      <text:p text:style-name="P1"><text:s text:c="2"/>..(idt) код 036</text:p>
      <text:p text:style-name="P1">str (код 037) (4 байта смещение строки) (байт 000 означает строку и следующие 4 байта означают размер и далее строка) (байт 001 означает переменную и следующие 4 байта означают смещение)</text:p>
      <text:p text:style-name="P1">mts (код 038) (4 байта смещение строки) (4 байта смещение числа)</text:p>
      <text:p text:style-name="P1">fts (код 039) (4 байта смещение строки) (4 байта смещение фрейма)</text:p>
      <text:p text:style-name="P1">stm (код 040) (4 байта смещение числа) (4 байта смещение строки)</text:p>
      <text:p text:style-name="P1">vct (код 041) (4 байта смещение вектора) ((код 255)(4 байта смещение числа))((код 254)(4 байта на число))</text:p>
      <text:p text:style-name="P1"><text:s text:c="2"/>..(psh) (bck) (код 042) (4 байта смещение вектора) (4 байта смещение переменной)</text:p>
      <text:p text:style-name="P1"><text:s text:c="2"/>..(psh) (frt) (код 043) (4 байта смещение вектора) (4 байта смещение переменной)</text:p>
      <text:p text:style-name="P1"><text:s text:c="2"/>..(pop) (bck) (код 044) (4 байта смещение вектора) (4 байта смещение переменной)</text:p>
      <text:p text:style-name="P1"><text:s text:c="2"/>..(pop) (frt) (код 045) (4 байта смещение вектора) (4 байта смещение переменной)</text:p>
      <text:p text:style-name="P1"><text:s text:c="2"/>..(set) (num) (код 046) (4 байта смещение вектора) ((код 255)(4 байта смещение числа))((код 254)(4 байта на число)) (4 байта смещение переменной)</text:p>
      <text:p text:style-name="P1"><text:s text:c="2"/>..(get) (var) (код 047) (4 байта смещение вектора) (4 байта смещение переменной) ((код 255)(4 байта смещение числа))((код 254)(4 байта на число))</text:p>
      <text:p text:style-name="P1"><text:s text:c="2"/>..(gsz) (num) (код 048) (4 байта смещение вектора) (4 байта смещение числа)</text:p>
      <text:p text:style-name="P1"><text:s text:c="2"/>..(rsz) (num) (код 049) (4 байта смещение вектора) ((код 255)(4 байта смещение числа))((код 254)(4 байта на число))</text:p>
      <text:p text:style-name="P1">txt синтаксическая конструкция</text:p>
      <text:p text:style-name="P1"><text:s text:c="2"/>(len) (код 050) (4 байта смещение числа) (4 байта смещение строки)</text:p>
      <text:p text:style-name="P1"><text:s text:c="2"/>(ctn) (код 051) (по 4 байта на смещение приёмника и двух строк)</text:p>
      <text:p text:style-name="P1"><text:s text:c="2"/>(fnd) (код 052) (по 4 байта на смещение вектора строки и подстроки)</text:p>
      <text:p text:style-name="P1"><text:s text:c="2"/>(spl) (код 053) (по 4 байта на смещение вектора и строки) ((код 255)(4 байта числа))((код 254)(4 байта на число))</text:p>
      <text:p text:style-name="P1"><text:s text:c="2"/>(del) (код 054) (4 байта на смещение строки) дважды*(((код 255)(4 байта смещение числа))((код 254)(4 байта на число)))</text:p>
      <text:p text:style-name="P1">prt (код 055) (по 4 байта на смещение приёмника и фрейма) ((код 255)(4 байта смещение числа))((код 254)(4 байта на число)) </text:p>
      <text:p text:style-name="P1">opn синтаксическая конструкция</text:p>
      <text:p text:style-name="P1"><text:s text:c="2"/>..(rdf) (код 056) (4 байта смещение файла) (байт 000 означает строку и следующие 4 байта означают размер и далее строка) (байт 001 означает переменную и следующие 4 байта означают смещение)</text:p>
      <text:p text:style-name="P1"><text:s text:c="2"/>..(wrf) (код 057) (4 байта смещение файла) (байт 000 означает строку и следующие 4 байта означают размер и далее строка) (байт 001 означает переменную и следующие 4 байта означают смещение)</text:p>
      <text:p text:style-name="P1">cls (код 058) (4б файл)</text:p>
      <text:p text:style-name="P1">nxt (код 059) (4б файл) ((код 255)(4 байта смещение числа))((код 254)(4 байта на число))</text:p>
      <text:p text:style-name="P1">prv (код 060) (4б файл) ((код 255)(4 байта смещение числа))((код 254)(4 байта на число))</text:p>
      <text:p text:style-name="P1">wrt (код 061) (4б файл) (4б смещение строки)</text:p>
      <text:p text:style-name="P1">scn синтасическая конструкция</text:p>
      <text:p text:style-name="P1"><text:s text:c="2"/>..(def) (код 062) (4 байта смещение строки) ((код 255)(4 байта смещение числа))((код 254)(4 байта на число)) (4б файл)</text:p>
      <text:p text:style-name="P1"><text:s text:c="2"/>..(flt) (fil) (код 063) (по 4б на фрейм объект и файл)</text:p>
      <text:p text:style-name="P1"><text:s text:c="2"/>..(flt) (str) (код 064) (по 4б на фрейм объект и строку)</text:p>
      <text:p text:style-name="P1">endenv синтаксическая команда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тепан Рогонов</meta:initial-creator>
    <meta:creation-date>2013-11-24T17:51:40.51</meta:creation-date>
    <meta:document-statistic meta:table-count="0" meta:image-count="0" meta:object-count="0" meta:page-count="2" meta:paragraph-count="68" meta:word-count="965" meta:character-count="5991"/>
    <dc:date>2013-11-24T17:53:08.72</dc:date>
    <dc:creator>Степан Рогонов</dc:creator>
    <meta:editing-duration>PT1M28S</meta:editing-duration>
    <meta:editing-cycles>1</meta:editing-cycles>
    <meta:generator>OpenOffice.org/3.4.1$Win32 OpenOffice.org_project/341m1$Build-9593</meta:generator>
  </office:meta>
</office:document-meta>
</file>